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15.039cm"/>
    </style:style>
    <style:style style:name="co4" style:family="table-column">
      <style:table-column-properties fo:break-before="auto" style:column-width="6.881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2.27cm"/>
    </style:style>
    <style:style style:name="co8" style:family="table-column">
      <style:table-column-properties fo:break-before="auto" style:column-width="6.535cm"/>
    </style:style>
    <style:style style:name="co9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24.0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/>
      <table:table table:name="Feuille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EXP_005</text:p>
          </table:table-cell>
          <table:table-cell office:value-type="string">
            <text:p>PR length</text:p>
          </table:table-cell>
          <table:table-cell office:value-type="string">
            <text:p>EXP_URL/EXP_005</text:p>
          </table:table-cell>
          <table:table-cell table:number-columns-repeated="2"/>
        </table:table-row>
        <table:table-row table:style-name="ro1">
          <table:table-cell office:value-type="string">
            <text:p>PO_0020127</text:p>
          </table:table-cell>
          <table:table-cell office:value-type="string">
            <text:p>primary_root</text:p>
          </table:table-cell>
          <table:table-cell office:value-type="string">
            <text:p>http://www.ontobee.org/ontology/PO?iri=http://purl.obolibrary.org/obo/PO_0020127</text:p>
          </table:table-cell>
          <table:table-cell table:number-columns-repeated="2"/>
        </table:table-row>
        <table:table-row table:style-name="ro1">
          <table:table-cell office:value-type="string">
            <text:p>FLOPO_0016172</text:p>
          </table:table-cell>
          <table:table-cell office:value-type="string">
            <text:p>primary_root_phenotype</text:p>
          </table:table-cell>
          <table:table-cell office:value-type="string">
            <text:p><text:a xlink:href="http://www.ontobee.org/ontology/FLOPO?iri=http://purl.obolibrary.org/obo/FLOPO_0016173">http://www.ontobee.org/ontology/FLOPO?iri=http://purl.obolibrary.org/obo/FLOPO_0016173</text:a></text:p>
          </table:table-cell>
          <table:table-cell table:number-columns-repeated="2"/>
        </table:table-row>
        <table:table-row table:style-name="ro1">
          <table:table-cell office:value-type="string">
            <text:p>FLOPO_0009325</text:p>
          </table:table-cell>
          <table:table-cell office:value-type="string">
            <text:p>root_length</text:p>
          </table:table-cell>
          <table:table-cell office:value-type="string">
            <text:p>http://www.ontobee.org/ontology/FLOPO?iri=http://purl.obolibrary.org/obo/FLOPO_000932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_006</text:p>
          </table:table-cell>
          <table:table-cell office:value-type="string">
            <text:p>Tortuosity =</text:p>
          </table:table-cell>
          <table:table-cell office:value-type="string">
            <text:p>FLOPO_0020876</text:p>
          </table:table-cell>
          <table:table-cell office:value-type="string">
            <text:p>root_curvature</text:p>
          </table:table-cell>
          <table:table-cell office:value-type="string">
            <text:p><text:a xlink:href="http://www.ontobee.org/ontology/FLOPO">http://www.ontobee.org/ontology/FLOPO</text:a>?iri=http://purl.obolibrary.org/obo/FLOPO_0020876</text:p>
          </table:table-cell>
        </table:table-row>
        <table:table-row table:style-name="ro1">
          <table:table-cell office:value-type="string">
            <text:p>FLOPO_0000039</text:p>
          </table:table-cell>
          <table:table-cell office:value-type="string">
            <text:p>root_phenotype</text:p>
          </table:table-cell>
          <table:table-cell office:value-type="string">
            <text:p>http://www.ontobee.org/ontology/FLOPO?iri=http://purl.obolibrary.org/obo/FLOPO_0000039</text:p>
          </table:table-cell>
          <table:table-cell table:number-columns-repeated="2"/>
        </table:table-row>
        <table:table-row table:style-name="ro1">
          <table:table-cell office:value-type="string">
            <text:p>PO_0009005</text:p>
          </table:table-cell>
          <table:table-cell office:value-type="string">
            <text:p>root</text:p>
          </table:table-cell>
          <table:table-cell office:value-type="string">
            <text:p>http://www.ontobee.org/ontology/PO?iri=http://purl.obolibrary.org/obo/PO_0009005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EXP_007</text:p>
          </table:table-cell>
          <table:table-cell office:value-type="string">
            <text:p>RootArea</text:p>
          </table:table-cell>
          <table:table-cell office:value-type="string">
            <text:p>EXP_URL/EXP_007</text:p>
          </table:table-cell>
          <table:table-cell table:number-columns-repeated="2"/>
        </table:table-row>
        <table:table-row table:style-name="ro1">
          <table:table-cell office:value-type="string">
            <text:p>FLOPO_0022504</text:p>
          </table:table-cell>
          <table:table-cell office:value-type="string">
            <text:p>lateral_root_phenotype</text:p>
          </table:table-cell>
          <table:table-cell office:value-type="string">
            <text:p>http://www.ontobee.org/ontology/FLOPO?iri=http://purl.obolibrary.org/obo/FLOPO_0022504</text:p>
          </table:table-cell>
          <table:table-cell table:number-columns-repeated="2"/>
        </table:table-row>
        <table:table-row table:style-name="ro1">
          <table:table-cell office:value-type="string">
            <text:p>PO_0009005</text:p>
          </table:table-cell>
          <table:table-cell office:value-type="string">
            <text:p>root</text:p>
          </table:table-cell>
          <table:table-cell office:value-type="string">
            <text:p>http://www.ontobee.org/ontology/PO?iri=http://purl.obolibrary.org/obo/PO_0009005</text:p>
          </table:table-cell>
          <table:table-cell table:number-columns-repeated="2"/>
        </table:table-row>
        <table:table-row table:style-name="ro1">
          <table:table-cell office:value-type="string">
            <text:p>PATO_0001323</text:p>
          </table:table-cell>
          <table:table-cell office:value-type="string">
            <text:p>area</text:p>
          </table:table-cell>
          <table:table-cell office:value-type="string">
            <text:p>http://www.ontobee.org/ontology/PATO?iri=http://purl.obolibrary.org/obo/PATO_000132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_008</text:p>
          </table:table-cell>
          <table:table-cell office:value-type="string">
            <text:p>LR length</text:p>
          </table:table-cell>
          <table:table-cell office:value-type="string">
            <text:p>EXP_URL/EXP_008</text:p>
          </table:table-cell>
          <table:table-cell table:number-columns-repeated="2"/>
        </table:table-row>
        <table:table-row table:style-name="ro1">
          <table:table-cell office:value-type="string">
            <text:p>FLOPO_0022504</text:p>
          </table:table-cell>
          <table:table-cell office:value-type="string">
            <text:p>lateral_root_phenotype</text:p>
          </table:table-cell>
          <table:table-cell office:value-type="string">
            <text:p>http://www.ontobee.org/ontology/FLOPO?iri=http://purl.obolibrary.org/obo/FLOPO_0022504</text:p>
          </table:table-cell>
          <table:table-cell table:number-columns-repeated="2"/>
        </table:table-row>
        <table:table-row table:style-name="ro1">
          <table:table-cell office:value-type="string">
            <text:p>PO_0020121</text:p>
          </table:table-cell>
          <table:table-cell office:value-type="string">
            <text:p>lateral_root</text:p>
          </table:table-cell>
          <table:table-cell office:value-type="string">
            <text:p>http://www.ontobee.org/ontology/PO?iri=http://purl.obolibrary.org/obo/PO_0020121</text:p>
          </table:table-cell>
          <table:table-cell table:number-columns-repeated="2"/>
        </table:table-row>
        <table:table-row table:style-name="ro1">
          <table:table-cell office:value-type="string">
            <text:p>FLOPO_0009325</text:p>
          </table:table-cell>
          <table:table-cell office:value-type="string">
            <text:p>root_length</text:p>
          </table:table-cell>
          <table:table-cell office:value-type="string">
            <text:p>http://www.ontobee.org/ontology/FLOPO?iri=http://purl.obolibrary.org/obo/FLOPO_000932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_011</text:p>
          </table:table-cell>
          <table:table-cell office:value-type="string">
            <text:p>distanceFromHypocotyl</text:p>
          </table:table-cell>
          <table:table-cell office:value-type="string">
            <text:p>EXP_URL/EXP_0011</text:p>
          </table:table-cell>
          <table:table-cell table:number-columns-repeated="2"/>
        </table:table-row>
        <table:table-row table:style-name="ro1">
          <table:table-cell office:value-type="string">
            <text:p>FLOPO_0000039</text:p>
          </table:table-cell>
          <table:table-cell office:value-type="string">
            <text:p>root_phenotype</text:p>
          </table:table-cell>
          <table:table-cell office:value-type="string">
            <text:p>http://www.ontobee.org/ontology/FLOPO?iri=http://purl.obolibrary.org/obo/FLOPO_0000039</text:p>
          </table:table-cell>
          <table:table-cell table:number-columns-repeated="2"/>
        </table:table-row>
        <table:table-row table:style-name="ro1">
          <table:table-cell office:value-type="string">
            <text:p>PO_0009005</text:p>
          </table:table-cell>
          <table:table-cell office:value-type="string">
            <text:p>root</text:p>
          </table:table-cell>
          <table:table-cell office:value-type="string">
            <text:p>http://www.ontobee.org/ontology/PO?iri=http://purl.obolibrary.org/obo/PO_0009005</text:p>
          </table:table-cell>
          <table:table-cell table:number-columns-repeated="2"/>
        </table:table-row>
        <table:table-row table:style-name="ro1">
          <table:table-cell office:value-type="string">
            <text:p>PATO_0000040 </text:p>
          </table:table-cell>
          <table:table-cell office:value-type="string">
            <text:p>distance </text:p>
          </table:table-cell>
          <table:table-cell office:value-type="string">
            <text:p>http://www.ontobee.org/ontology/PATO?iri=http://purl.obolibrary.org/obo/PATO_0000040 </text:p>
          </table:table-cell>
          <table:table-cell table:number-columns-repeated="2"/>
        </table:table-row>
        <table:table-row table:style-name="ro1"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ttp://www.ontobee.org/ontology/PO?iri=http://purl.obolibrary.org/obo/PO_00201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_012</text:p>
          </table:table-cell>
          <table:table-cell office:value-type="string">
            <text:p>ShootArea</text:p>
          </table:table-cell>
          <table:table-cell office:value-type="string">
            <text:p>EXP_URL/EXP_01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purl.obolibrary.org/obo/FLOPO_0001313">FLOPO_0001313</text:a> </text:p>
          </table:table-cell>
          <table:table-cell table:style-name="ce1" office:value-type="string">
            <text:p>shoot system phenotype </text:p>
          </table:table-cell>
          <table:table-cell table:style-name="ce1" office:value-type="string">
            <text:p><text:a xlink:href="http://www.ontobee.org/ontology/FLOPO?iri=http://purl.obolibrary.org/obo/FLOPO_0001313">http://www.ontobee.org/ontology/FLOPO?iri=http://purl.obolibrary.org/obo/FLOPO_0001313</text:a> 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purl.obolibrary.org/obo/PO_0009006">PO_0009006</text:a> </text:p>
          </table:table-cell>
          <table:table-cell table:style-name="ce1" office:value-type="string">
            <text:p>shoot system </text:p>
          </table:table-cell>
          <table:table-cell table:style-name="ce1" office:value-type="string">
            <text:p><text:a xlink:href="http://www.ontobee.org/ontology/PO?iri=http://purl.obolibrary.org/obo/PO_0009006">http://www.ontobee.org/ontology/PO?iri=http://purl.obolibrary.org/obo/PO_0009006</text:a> </text:p>
          </table:table-cell>
          <table:table-cell table:number-columns-repeated="2"/>
        </table:table-row>
        <table:table-row table:style-name="ro1">
          <table:table-cell office:value-type="string">
            <text:p>PATO_0001323</text:p>
          </table:table-cell>
          <table:table-cell office:value-type="string">
            <text:p>area</text:p>
          </table:table-cell>
          <table:table-cell office:value-type="string">
            <text:p>http://www.ontobee.org/ontology/PATO?iri=http://purl.obolibrary.org/obo/PATO_000132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EXP_013</text:p>
          </table:table-cell>
          <table:table-cell office:value-type="string">
            <text:p>Chlorophyll =</text:p>
          </table:table-cell>
          <table:table-cell office:value-type="string">
            <text:p>FLOPO_0000004</text:p>
          </table:table-cell>
          <table:table-cell office:value-type="string">
            <text:p>leaf_phenotype</text:p>
          </table:table-cell>
          <table:table-cell office:value-type="string">
            <text:p>http://www.ontobee.org/ontology/FLOPO?iri=http://purl.obolibrary.org/obo/FLOPO_0000004</text:p>
          </table:table-cell>
        </table:table-row>
        <table:table-row table:style-name="ro1">
          <table:table-cell office:value-type="string">
            <text:p>PO_0025034</text:p>
          </table:table-cell>
          <table:table-cell office:value-type="string">
            <text:p>leaf</text:p>
          </table:table-cell>
          <table:table-cell office:value-type="string">
            <text:p>http://www.ontobee.org/ontology/PO?iri=http://purl.obolibrary.org/obo/PO_0025034</text:p>
          </table:table-cell>
          <table:table-cell table:number-columns-repeated="2"/>
        </table:table-row>
        <table:table-row table:style-name="ro1">
          <table:table-cell office:value-type="string">
            <text:p>TO_0000495</text:p>
          </table:table-cell>
          <table:table-cell office:value-type="string">
            <text:p>chlorophyll_content</text:p>
          </table:table-cell>
          <table:table-cell office:value-type="string">
            <text:p>http://www.ontobee.org/ontology/TO?iri=http://purl.obolibrary.org/obo/TO_0000495</text:p>
          </table:table-cell>
          <table:table-cell table:number-columns-repeated="2"/>
        </table:table-row>
      </table:table>
      <table:table table:name="Feuille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20" table:default-cell-style-name="Default"/>
        <table:table-row table:style-name="ro1">
          <table:table-cell office:value-type="string">
            <text:p>Caractères</text:p>
          </table:table-cell>
          <table:table-cell office:value-type="string">
            <text:p>Terms_Ontology</text:p>
          </table:table-cell>
          <table:table-cell office:value-type="string">
            <text:p>Nom term</text:p>
          </table:table-cell>
          <table:table-cell office:value-type="string">
            <text:p>Liens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Arabidopsis_thaliana_</text:p>
          </table:table-cell>
          <table:table-cell office:value-type="string">
            <text:p>NCBITaxon_3702</text:p>
          </table:table-cell>
          <table:table-cell office:value-type="string">
            <text:p>Arabidopsis_thaliana</text:p>
          </table:table-cell>
          <table:table-cell office:value-type="string">
            <text:p>http://www.ontobee.org/ontology/OLOBO?iri=http%3A%2F%2Fpurl.obolibrary.org%2Fobo%2FNCBITaxon_3702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Phénotype_de_la_racine_primaire</text:p>
          </table:table-cell>
          <table:table-cell office:value-type="string">
            <text:p>FLOPO_0016172</text:p>
          </table:table-cell>
          <table:table-cell office:value-type="string">
            <text:p>primary_root_phenotype</text:p>
          </table:table-cell>
          <table:table-cell office:value-type="string">
            <text:p><text:a xlink:href="http://www.ontobee.org/ontology/FLOPO?iri=http://purl.obolibrary.org/obo/FLOPO_0016172">http://www.ontobee.org/ontology/FLOPO?iri=http://purl.obolibrary.org/obo/FLOPO_0016172</text:a>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Phénotype_de_la_racine_secondaire</text:p>
          </table:table-cell>
          <table:table-cell office:value-type="string">
            <text:p>FLOPO_0022504</text:p>
          </table:table-cell>
          <table:table-cell office:value-type="string">
            <text:p>lateral_root_phenotype</text:p>
          </table:table-cell>
          <table:table-cell office:value-type="string">
            <text:p>http://www.ontobee.org/ontology/FLOPO?iri=http://purl.obolibrary.org/obo/FLOPO_0022504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Phénotype_de_la_racine</text:p>
          </table:table-cell>
          <table:table-cell office:value-type="string">
            <text:p>FLOPO_0000039</text:p>
          </table:table-cell>
          <table:table-cell office:value-type="string">
            <text:p>root_phenotype</text:p>
          </table:table-cell>
          <table:table-cell office:value-type="string">
            <text:p>http://www.ontobee.org/ontology/FLOPO?iri=http://purl.obolibrary.org/obo/FLOPO_0000039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phénotype_de_la_feuille</text:p>
          </table:table-cell>
          <table:table-cell office:value-type="string">
            <text:p>FLOPO_0000004</text:p>
          </table:table-cell>
          <table:table-cell office:value-type="string">
            <text:p>leaf_phenotype</text:p>
          </table:table-cell>
          <table:table-cell office:value-type="string">
            <text:p>http://www.ontobee.org/ontology/FLOPO?iri=http://purl.obolibrary.org/obo/FLOPO_0000004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Phénotype_de_la_longue_tige</text:p>
          </table:table-cell>
          <table:table-cell office:value-type="string">
            <text:p>FLOPO_0017478</text:p>
          </table:table-cell>
          <table:table-cell office:value-type="string">
            <text:p>long_shoot_phenotype</text:p>
          </table:table-cell>
          <table:table-cell office:value-type="string">
            <text:p>http://www.ontobee.org/ontology/FLOPO?iri=http://purl.obolibrary.org/obo/FLOPO_0017478</text:p>
          </table:table-cell>
          <table:table-cell table:style-name="ce3" table:number-columns-repeated="1020"/>
        </table:table-row>
        <table:table-row table:style-name="ro2">
          <table:table-cell table:style-name="ce1" office:value-type="string">
            <text:p>Phenotype du système_de_la_tige</text:p>
          </table:table-cell>
          <table:table-cell table:style-name="ce1" office:value-type="string">
            <text:p><text:a xlink:href="http://purl.obolibrary.org/obo/FLOPO_0001313">FLOPO_0001313</text:a> </text:p>
          </table:table-cell>
          <table:table-cell table:style-name="ce1" office:value-type="string">
            <text:p>shoot system phenotype </text:p>
          </table:table-cell>
          <table:table-cell table:style-name="ce1" office:value-type="string">
            <text:p><text:a xlink:href="http://www.ontobee.org/ontology/FLOPO?iri=http://purl.obolibrary.org/obo/FLOPO_0001313">http://www.ontobee.org/ontology/FLOPO?iri=http://purl.obolibrary.org/obo/FLOPO_0001313</text:a> 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Racine</text:p>
          </table:table-cell>
          <table:table-cell office:value-type="string">
            <text:p>PO_0009005</text:p>
          </table:table-cell>
          <table:table-cell office:value-type="string">
            <text:p>root</text:p>
          </table:table-cell>
          <table:table-cell office:value-type="string">
            <text:p>http://www.ontobee.org/ontology/PO?iri=http://purl.obolibrary.org/obo/PO_0009005</text:p>
          </table:table-cell>
          <table:table-cell table:number-columns-repeated="1020"/>
        </table:table-row>
        <table:table-row table:style-name="ro1">
          <table:table-cell office:value-type="string">
            <text:p>Racine_principale</text:p>
          </table:table-cell>
          <table:table-cell office:value-type="string">
            <text:p>PO_0020127</text:p>
          </table:table-cell>
          <table:table-cell office:value-type="string">
            <text:p>primary_root</text:p>
          </table:table-cell>
          <table:table-cell office:value-type="string">
            <text:p>http://www.ontobee.org/ontology/PO?iri=http://purl.obolibrary.org/obo/PO_0020127</text:p>
          </table:table-cell>
          <table:table-cell table:number-columns-repeated="1020"/>
        </table:table-row>
        <table:table-row table:style-name="ro1">
          <table:table-cell office:value-type="string">
            <text:p>Racines_latérales</text:p>
          </table:table-cell>
          <table:table-cell office:value-type="string">
            <text:p>PO_0020121</text:p>
          </table:table-cell>
          <table:table-cell office:value-type="string">
            <text:p>lateral_root</text:p>
          </table:table-cell>
          <table:table-cell office:value-type="string">
            <text:p>http://www.ontobee.org/ontology/PO?iri=http://purl.obolibrary.org/obo/PO_0020121</text:p>
          </table:table-cell>
          <table:table-cell table:number-columns-repeated="1020"/>
        </table:table-row>
        <table:table-row table:style-name="ro2">
          <table:table-cell office:value-type="string">
            <text:p>Système_de_la_tige</text:p>
          </table:table-cell>
          <table:table-cell table:style-name="ce1" office:value-type="string">
            <text:p><text:a xlink:href="http://purl.obolibrary.org/obo/PO_0009006">PO_0009006</text:a> </text:p>
          </table:table-cell>
          <table:table-cell table:style-name="ce1" office:value-type="string">
            <text:p>shoot system </text:p>
          </table:table-cell>
          <table:table-cell table:style-name="ce1" office:value-type="string">
            <text:p><text:a xlink:href="http://www.ontobee.org/ontology/PO?iri=http://purl.obolibrary.org/obo/PO_0009006">http://www.ontobee.org/ontology/PO?iri=http://purl.obolibrary.org/obo/PO_0009006</text:a> </text:p>
          </table:table-cell>
          <table:table-cell table:number-columns-repeated="1020"/>
        </table:table-row>
        <table:table-row table:style-name="ro1">
          <table:table-cell office:value-type="string">
            <text:p>Partie_aérienne</text:p>
          </table:table-cell>
          <table:table-cell office:value-type="string">
            <text:p>PO_0025029</text:p>
          </table:table-cell>
          <table:table-cell office:value-type="string">
            <text:p>shoot_axis</text:p>
          </table:table-cell>
          <table:table-cell office:value-type="string">
            <text:p>http://www.ontobee.org/ontology/PO?iri=http://purl.obolibrary.org/obo/PO_0025029</text:p>
          </table:table-cell>
          <table:table-cell table:number-columns-repeated="1020"/>
        </table:table-row>
        <table:table-row table:style-name="ro1">
          <table:table-cell office:value-type="string">
            <text:p>Feuille_leaf</text:p>
          </table:table-cell>
          <table:table-cell office:value-type="string">
            <text:p>PO_0025034</text:p>
          </table:table-cell>
          <table:table-cell office:value-type="string">
            <text:p>leaf</text:p>
          </table:table-cell>
          <table:table-cell office:value-type="string">
            <text:p>http://www.ontobee.org/ontology/PO?iri=http://purl.obolibrary.org/obo/PO_0025034</text:p>
          </table:table-cell>
          <table:table-cell table:number-columns-repeated="1020"/>
        </table:table-row>
        <table:table-row table:style-name="ro1">
          <table:table-cell office:value-type="string">
            <text:p>Longueur_racine</text:p>
          </table:table-cell>
          <table:table-cell office:value-type="string">
            <text:p>FLOPO_0009325</text:p>
          </table:table-cell>
          <table:table-cell office:value-type="string">
            <text:p>root_length</text:p>
          </table:table-cell>
          <table:table-cell office:value-type="string">
            <text:p>http://www.ontobee.org/ontology/FLOPO?iri=http://purl.obolibrary.org/obo/FLOPO_0009325</text:p>
          </table:table-cell>
          <table:table-cell table:number-columns-repeated="1020"/>
        </table:table-row>
        <table:table-row table:style-name="ro1">
          <table:table-cell office:value-type="string">
            <text:p>Surface</text:p>
          </table:table-cell>
          <table:table-cell office:value-type="string">
            <text:p>PATO_0001323</text:p>
          </table:table-cell>
          <table:table-cell office:value-type="string">
            <text:p>area</text:p>
          </table:table-cell>
          <table:table-cell office:value-type="string">
            <text:p>http://www.ontobee.org/ontology/PATO?iri=http://purl.obolibrary.org/obo/PATO_0001323</text:p>
          </table:table-cell>
          <table:table-cell table:number-columns-repeated="1020"/>
        </table:table-row>
        <table:table-row table:style-name="ro1">
          <table:table-cell office:value-type="string">
            <text:p>Distance</text:p>
          </table:table-cell>
          <table:table-cell office:value-type="string">
            <text:p>PATO_0000040 </text:p>
          </table:table-cell>
          <table:table-cell office:value-type="string">
            <text:p>distance </text:p>
          </table:table-cell>
          <table:table-cell office:value-type="string">
            <text:p>http://www.ontobee.org/ontology/PATO?iri=http://purl.obolibrary.org/obo/PATO_0000040 </text:p>
          </table:table-cell>
          <table:table-cell table:number-columns-repeated="1020"/>
        </table:table-row>
        <table:table-row table:style-name="ro1"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ttp://www.ontobee.org/ontology/PO?iri=http://purl.obolibrary.org/obo/PO_0020100</text:p>
          </table:table-cell>
          <table:table-cell table:number-columns-repeated="1020"/>
        </table:table-row>
        <table:table-row table:style-name="ro1">
          <table:table-cell office:value-type="string">
            <text:p>Courbure_de_la_racine</text:p>
          </table:table-cell>
          <table:table-cell office:value-type="string">
            <text:p>FLOPO_0020876</text:p>
          </table:table-cell>
          <table:table-cell office:value-type="string">
            <text:p>root_curvature</text:p>
          </table:table-cell>
          <table:table-cell office:value-type="string">
            <text:p>http://purl.obolibrary.org/obo/FLOPO_0020876</text:p>
          </table:table-cell>
          <table:table-cell table:number-columns-repeated="1020"/>
        </table:table-row>
        <table:table-row table:style-name="ro1">
          <table:table-cell office:value-type="string">
            <text:p>Courbure</text:p>
          </table:table-cell>
          <table:table-cell office:value-type="string">
            <text:p>PATO_0001591</text:p>
          </table:table-cell>
          <table:table-cell office:value-type="string">
            <text:p>curvature</text:p>
          </table:table-cell>
          <table:table-cell office:value-type="string">
            <text:p>http://www.ontobee.org/ontology/FLOPO?iri=http://purl.obolibrary.org/obo/PATO_0001591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Teneur_en_chlorophylle_totale</text:p>
          </table:table-cell>
          <table:table-cell office:value-type="string">
            <text:p>TO_0000495</text:p>
          </table:table-cell>
          <table:table-cell office:value-type="string">
            <text:p>chlorophyll_content</text:p>
          </table:table-cell>
          <table:table-cell office:value-type="string">
            <text:p>http://www.ontobee.org/ontology/TO?iri=http://purl.obolibrary.org/obo/TO_0000495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Teneur_en_chlorophylle_des_feuilles</text:p>
          </table:table-cell>
          <table:table-cell office:value-type="string">
            <text:p>TO_0012002</text:p>
          </table:table-cell>
          <table:table-cell office:value-type="string">
            <text:p>leaf_chlorophyll_content</text:p>
          </table:table-cell>
          <table:table-cell office:value-type="string">
            <text:p>http://www.ontobee.org/ontology/TO?iri=http%3A%2F%2Fpurl.obolibrary.org%2Fobo%2FTO_0012002</text:p>
          </table:table-cell>
          <table:table-cell table:number-columns-repeated="1020"/>
        </table:table-row>
        <table:table-row table:style-name="ro1">
          <table:table-cell office:value-type="string">
            <text:p>Longueure_de_la_tige_basale</text:p>
          </table:table-cell>
          <table:table-cell office:value-type="string">
            <text:p>TO_0001005</text:p>
          </table:table-cell>
          <table:table-cell office:value-type="string">
            <text:p>basal_tiller_length</text:p>
          </table:table-cell>
          <table:table-cell office:value-type="string">
            <text:p>http://www.ontobee.org/ontology/TO?iri=http://purl.obolibrary.org/obo/TO_0001005</text:p>
          </table:table-cell>
          <table:table-cell table:number-columns-repeated="1020"/>
        </table:table-row>
        <table:table-row table:style-name="ro1">
          <table:table-cell office:value-type="string">
            <text:p>Longueur_de_la_racine_latérale</text:p>
          </table:table-cell>
          <table:table-cell office:value-type="string">
            <text:p>TO_0001012</text:p>
          </table:table-cell>
          <table:table-cell office:value-type="string">
            <text:p>lateral_root_length</text:p>
          </table:table-cell>
          <table:table-cell office:value-type="string">
            <text:p>http://purl.obolibrary.org/obo/TO_0001012</text:p>
          </table:table-cell>
          <table:table-cell table:number-columns-repeated="1020"/>
        </table:table-row>
        <table:table-row table:style-name="ro1">
          <table:table-cell office:value-type="string">
            <text:p>SEX1</text:p>
          </table:table-cell>
          <table:table-cell office:value-type="string">
            <text:p>AT1G10760.1</text:p>
          </table:table-cell>
          <table:table-cell office:value-type="string">
            <text:p>gene_model</text:p>
          </table:table-cell>
          <table:table-cell office:value-type="string">
            <text:p>https://www.arabidopsis.org/servlets/TairObject?type=gene&amp;id=434107</text:p>
          </table:table-cell>
          <table:table-cell table:number-columns-repeated="1020"/>
        </table:table-row>
        <table:table-row table:style-name="ro2">
          <table:table-cell office:value-type="string">
            <text:p>SEX1</text:p>
          </table:table-cell>
          <table:table-cell office:value-type="string">
            <text:p>AT1G10760</text:p>
          </table:table-cell>
          <table:table-cell office:value-type="string">
            <text:p>locus</text:p>
          </table:table-cell>
          <table:table-cell office:value-type="string">
            <text:p>https://www.arabidopsis.org/servlets/TairObject?id=28649&amp;type=locus</text:p>
          </table:table-cell>
          <table:table-cell table:number-columns-repeated="1020"/>
        </table:table-row>
        <table:table-row table:style-name="ro1">
          <table:table-cell office:value-type="string">
            <text:p>PGM</text:p>
          </table:table-cell>
          <table:table-cell office:value-type="string">
            <text:p>AT1G78050.1</text:p>
          </table:table-cell>
          <table:table-cell office:value-type="string">
            <text:p>gene_model</text:p>
          </table:table-cell>
          <table:table-cell office:value-type="string">
            <text:p>https://www.arabidopsis.org/servlets/TairObject?type=gene&amp;id=31125</text:p>
          </table:table-cell>
          <table:table-cell table:number-columns-repeated="1020"/>
        </table:table-row>
        <table:table-row table:style-name="ro2">
          <table:table-cell office:value-type="string">
            <text:p>PGM</text:p>
          </table:table-cell>
          <table:table-cell office:value-type="string">
            <text:p>AT1G78050</text:p>
          </table:table-cell>
          <table:table-cell office:value-type="string">
            <text:p>locus</text:p>
          </table:table-cell>
          <table:table-cell office:value-type="string">
            <text:p>https://www.arabidopsis.org/servlets/TairObject?id=29795&amp;type=locus</text:p>
          </table:table-cell>
          <table:table-cell table:number-columns-repeated="1020"/>
        </table:table-row>
        <table:table-row table:style-name="ro1">
          <table:table-cell office:value-type="string">
            <text:p>NRT2.5</text:p>
          </table:table-cell>
          <table:table-cell office:value-type="string">
            <text:p>AT1G12940.1</text:p>
          </table:table-cell>
          <table:table-cell office:value-type="string">
            <text:p>gene_model</text:p>
          </table:table-cell>
          <table:table-cell office:value-type="string">
            <text:p>https://www.arabidopsis.org/servlets/TairObject?type=gene&amp;id=28548</text:p>
          </table:table-cell>
          <table:table-cell table:number-columns-repeated="1020"/>
        </table:table-row>
        <table:table-row table:style-name="ro2">
          <table:table-cell office:value-type="string">
            <text:p>NRT2.5</text:p>
          </table:table-cell>
          <table:table-cell office:value-type="string">
            <text:p>AT1G12940</text:p>
          </table:table-cell>
          <table:table-cell office:value-type="string">
            <text:p>locus</text:p>
          </table:table-cell>
          <table:table-cell office:value-type="string">
            <text:p>https://www.arabidopsis.org/servlets/TairObject?id=27228&amp;type=locus</text:p>
          </table:table-cell>
          <table:table-cell table:number-columns-repeated="1020"/>
        </table:table-row>
        <table:table-row table:style-name="ro1">
          <table:table-cell office:value-type="string">
            <text:p>NRT2.6</text:p>
          </table:table-cell>
          <table:table-cell office:value-type="string">
            <text:p>AT3G45060.1</text:p>
          </table:table-cell>
          <table:table-cell office:value-type="string">
            <text:p>gene_model</text:p>
          </table:table-cell>
          <table:table-cell office:value-type="string">
            <text:p>https://www.arabidopsis.org/servlets/TairObject?type=gene&amp;id=37224</text:p>
          </table:table-cell>
          <table:table-cell table:number-columns-repeated="1020"/>
        </table:table-row>
        <table:table-row table:style-name="ro2">
          <table:table-cell office:value-type="string">
            <text:p>NRT2.6</text:p>
          </table:table-cell>
          <table:table-cell office:value-type="string">
            <text:p>AT3G45060</text:p>
          </table:table-cell>
          <table:table-cell office:value-type="string">
            <text:p>locus</text:p>
          </table:table-cell>
          <table:table-cell office:value-type="string">
            <text:p>https://www.arabidopsis.org/servlets/TairObject?id=35873&amp;type=locus</text:p>
          </table:table-cell>
          <table:table-cell table:number-columns-repeated="1020"/>
        </table:table-row>
        <table:table-row table:style-name="ro1">
          <table:table-cell office:value-type="string">
            <text:p>SEX1_At</text:p>
          </table:table-cell>
          <table:table-cell office:value-type="string">
            <text:p>OGG_3000837619 </text:p>
          </table:table-cell>
          <table:table-cell office:value-type="string">
            <text:p>SEX1 </text:p>
          </table:table-cell>
          <table:table-cell office:value-type="string">
            <text:p>http://www.ontobee.org/ontology/OGG?iri=http://purl.obolibrary.org/obo/OGG_3000837619 </text:p>
          </table:table-cell>
          <table:table-cell table:number-columns-repeated="1020"/>
        </table:table-row>
        <table:table-row table:style-name="ro1">
          <table:table-cell office:value-type="string">
            <text:p>PGM_At</text:p>
          </table:table-cell>
          <table:table-cell office:value-type="string">
            <text:p>OGG_3000844140 </text:p>
          </table:table-cell>
          <table:table-cell office:value-type="string">
            <text:p>PGM </text:p>
          </table:table-cell>
          <table:table-cell office:value-type="string">
            <text:p>http://www.ontobee.org/ontology/OGG?iri=http://purl.obolibrary.org/obo/OGG_3000844140 </text:p>
          </table:table-cell>
          <table:table-cell table:number-columns-repeated="1020"/>
        </table:table-row>
        <table:table-row table:style-name="ro1">
          <table:table-cell office:value-type="string">
            <text:p>NRT2.5_At</text:p>
          </table:table-cell>
          <table:table-cell office:value-type="string">
            <text:p>OGG_3000837852 </text:p>
          </table:table-cell>
          <table:table-cell office:value-type="string">
            <text:p>NRT2.5</text:p>
          </table:table-cell>
          <table:table-cell office:value-type="string">
            <text:p>http://www.ontobee.org/ontology/OGG-At?iri=http://purl.obolibrary.org/obo/OGG_3000837852 </text:p>
          </table:table-cell>
          <table:table-cell table:number-columns-repeated="1020"/>
        </table:table-row>
        <table:table-row table:style-name="ro1">
          <table:table-cell office:value-type="string">
            <text:p>NRT2.6_At</text:p>
          </table:table-cell>
          <table:table-cell office:value-type="string">
            <text:p>OGG_3000823641 </text:p>
          </table:table-cell>
          <table:table-cell office:value-type="string">
            <text:p>NRT2.6</text:p>
          </table:table-cell>
          <table:table-cell office:value-type="string">
            <text:p>http://www.ontobee.org/ontology/OGG-At?iri=http://purl.obolibrary.org/obo/OGG_3000823641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;PO http://www.ontobee.org/ontology/PO?iri=http://purl.obolibrary.org/obo/</text:p>
          </table:table-cell>
          <table:table-cell table:number-columns-repeated="1023"/>
        </table:table-row>
        <table:table-row table:style-name="ro1">
          <table:table-cell office:value-type="string">
            <text:p>Racine</text:p>
          </table:table-cell>
          <table:table-cell office:value-type="string">
            <text:p>PO_0009005</text:p>
          </table:table-cell>
          <table:table-cell office:value-type="string">
            <text:p>root</text:p>
          </table:table-cell>
          <table:table-cell table:number-columns-repeated="1021"/>
        </table:table-row>
        <table:table-row table:style-name="ro1">
          <table:table-cell office:value-type="string">
            <text:p>Racine_principale</text:p>
          </table:table-cell>
          <table:table-cell office:value-type="string">
            <text:p>PO_0020127</text:p>
          </table:table-cell>
          <table:table-cell office:value-type="string">
            <text:p>primary_root</text:p>
          </table:table-cell>
          <table:table-cell table:number-columns-repeated="1021"/>
        </table:table-row>
        <table:table-row table:style-name="ro1">
          <table:table-cell office:value-type="string">
            <text:p>Racines_latérales</text:p>
          </table:table-cell>
          <table:table-cell office:value-type="string">
            <text:p>PO_0020121</text:p>
          </table:table-cell>
          <table:table-cell office:value-type="string">
            <text:p>lateral_root</text:p>
          </table:table-cell>
          <table:table-cell table:number-columns-repeated="1021"/>
        </table:table-row>
        <table:table-row table:style-name="ro2">
          <table:table-cell office:value-type="string">
            <text:p>Partie_aérienne</text:p>
          </table:table-cell>
          <table:table-cell office:value-type="string">
            <text:p>PO_0025029</text:p>
          </table:table-cell>
          <table:table-cell office:value-type="string">
            <text:p>shoot_axis</text:p>
          </table:table-cell>
          <table:table-cell table:number-columns-repeated="1021"/>
        </table:table-row>
        <table:table-row table:style-name="ro1">
          <table:table-cell office:value-type="string">
            <text:p>Feuille</text:p>
          </table:table-cell>
          <table:table-cell office:value-type="string">
            <text:p>PO_0025034</text:p>
          </table:table-cell>
          <table:table-cell office:value-type="string">
            <text:p>leaf</text:p>
          </table:table-cell>
          <table:table-cell table:number-columns-repeated="1021"/>
        </table:table-row>
        <table:table-row table:style-name="ro1"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/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  <table:table-cell office:value-type="string">
            <text:p>PO_0020100</text:p>
          </table:table-cell>
          <table:table-cell office:value-type="string">
            <text:p>hypocotyl</text:p>
          </table:table-cell>
          <table:table-cell office:value-type="string">
            <text:p>Hypocotyle</text:p>
          </table:table-cell>
        </table:table-row>
        <table:table-row table:style-name="ro2">
          <table:table-cell office:value-type="string">
            <text:p>;PATO http://www.ontobee.org/ontology/PATO?iri=http://purl.obolibrary.org/obo/</text:p>
          </table:table-cell>
          <table:table-cell table:number-columns-repeated="1023"/>
        </table:table-row>
        <table:table-row table:style-name="ro1">
          <table:table-cell office:value-type="string">
            <text:p>Surface</text:p>
          </table:table-cell>
          <table:table-cell office:value-type="string">
            <text:p>PATO_0001323</text:p>
          </table:table-cell>
          <table:table-cell office:value-type="string">
            <text:p>area</text:p>
          </table:table-cell>
          <table:table-cell table:number-columns-repeated="1021"/>
        </table:table-row>
        <table:table-row table:style-name="ro2">
          <table:table-cell office:value-type="string">
            <text:p>Distance</text:p>
          </table:table-cell>
          <table:table-cell office:value-type="string">
            <text:p>PATO_0000040 </text:p>
          </table:table-cell>
          <table:table-cell office:value-type="string">
            <text:p>distance </text:p>
          </table:table-cell>
          <table:table-cell table:number-columns-repeated="1021"/>
        </table:table-row>
        <table:table-row table:style-name="ro1">
          <table:table-cell office:value-type="string">
            <text:p>Courbure</text:p>
          </table:table-cell>
          <table:table-cell office:value-type="string">
            <text:p>PATO_0001591</text:p>
          </table:table-cell>
          <table:table-cell office:value-type="string">
            <text:p>curvature</text:p>
          </table:table-cell>
          <table:table-cell table:number-columns-repeated="1021"/>
        </table:table-row>
        <table:table-row table:style-name="ro2">
          <table:table-cell office:value-type="string">
            <text:p>;FLOPO http://www.ontobee.org/ontology/FLOPO?iri=http://purl.obolibrary.org/obo/</text:p>
          </table:table-cell>
          <table:table-cell table:number-columns-repeated="1023"/>
        </table:table-row>
        <table:table-row table:style-name="ro1">
          <table:table-cell office:value-type="string">
            <text:p>Phénotype_de_la_racine_primaire</text:p>
          </table:table-cell>
          <table:table-cell office:value-type="string">
            <text:p>FLOPO_0016172</text:p>
          </table:table-cell>
          <table:table-cell office:value-type="string">
            <text:p>primary_root_phenotype</text:p>
          </table:table-cell>
          <table:table-cell table:number-columns-repeated="1021"/>
        </table:table-row>
        <table:table-row table:style-name="ro1">
          <table:table-cell office:value-type="string">
            <text:p>Phénotype_de_la_racine_secondaire</text:p>
          </table:table-cell>
          <table:table-cell office:value-type="string">
            <text:p>FLOPO_0022504</text:p>
          </table:table-cell>
          <table:table-cell office:value-type="string">
            <text:p>lateral_root_phenotype</text:p>
          </table:table-cell>
          <table:table-cell table:number-columns-repeated="1021"/>
        </table:table-row>
        <table:table-row table:style-name="ro1">
          <table:table-cell office:value-type="string">
            <text:p>Phénotype_de_la_racine</text:p>
          </table:table-cell>
          <table:table-cell office:value-type="string">
            <text:p>FLOPO_0000039</text:p>
          </table:table-cell>
          <table:table-cell office:value-type="string">
            <text:p>root_phenotype</text:p>
          </table:table-cell>
          <table:table-cell table:number-columns-repeated="1021"/>
        </table:table-row>
        <table:table-row table:style-name="ro1">
          <table:table-cell office:value-type="string">
            <text:p>phénotype_de_la_feuille</text:p>
          </table:table-cell>
          <table:table-cell office:value-type="string">
            <text:p>FLOPO_0000004</text:p>
          </table:table-cell>
          <table:table-cell office:value-type="string">
            <text:p>leaf_phenotype</text:p>
          </table:table-cell>
          <table:table-cell table:number-columns-repeated="1021"/>
        </table:table-row>
        <table:table-row table:style-name="ro1">
          <table:table-cell office:value-type="string">
            <text:p>Phénotype_de_la_longue_tige</text:p>
          </table:table-cell>
          <table:table-cell office:value-type="string">
            <text:p>FLOPO_0017478</text:p>
          </table:table-cell>
          <table:table-cell office:value-type="string">
            <text:p>long_shoot_phenotype</text:p>
          </table:table-cell>
          <table:table-cell table:number-columns-repeated="1021"/>
        </table:table-row>
        <table:table-row table:style-name="ro1">
          <table:table-cell office:value-type="string">
            <text:p>Longueur_racine</text:p>
          </table:table-cell>
          <table:table-cell office:value-type="string">
            <text:p>FLOPO_0009325</text:p>
          </table:table-cell>
          <table:table-cell office:value-type="string">
            <text:p>root_length</text:p>
          </table:table-cell>
          <table:table-cell table:number-columns-repeated="1021"/>
        </table:table-row>
        <table:table-row table:style-name="ro1">
          <table:table-cell office:value-type="string">
            <text:p>Courbure_de_la_racine</text:p>
          </table:table-cell>
          <table:table-cell office:value-type="string">
            <text:p>FLOPO_0020876</text:p>
          </table:table-cell>
          <table:table-cell office:value-type="string">
            <text:p>root_curvature</text:p>
          </table:table-cell>
          <table:table-cell table:number-columns-repeated="1021"/>
        </table:table-row>
        <table:table-row table:style-name="ro2">
          <table:table-cell office:value-type="string">
            <text:p>;TO http://www.ontobee.org/ontology/TO?iri=http://purl.obolibrary.org/obo/</text:p>
          </table:table-cell>
          <table:table-cell table:number-columns-repeated="1023"/>
        </table:table-row>
        <table:table-row table:style-name="ro1">
          <table:table-cell office:value-type="string">
            <text:p>Teneur_en_chlorophylle_totale</text:p>
          </table:table-cell>
          <table:table-cell office:value-type="string">
            <text:p>TO_0000495</text:p>
          </table:table-cell>
          <table:table-cell office:value-type="string">
            <text:p>chlorophyll_content</text:p>
          </table:table-cell>
          <table:table-cell table:number-columns-repeated="1021"/>
        </table:table-row>
        <table:table-row table:style-name="ro1">
          <table:table-cell office:value-type="string">
            <text:p>Teneur_en_chlorophylle_des_feuilles</text:p>
          </table:table-cell>
          <table:table-cell office:value-type="string">
            <text:p>TO_0012002</text:p>
          </table:table-cell>
          <table:table-cell office:value-type="string">
            <text:p>leaf_chlorophyll_content</text:p>
          </table:table-cell>
          <table:table-cell table:number-columns-repeated="1021"/>
        </table:table-row>
        <table:table-row table:style-name="ro1">
          <table:table-cell office:value-type="string">
            <text:p>Longueur_de_la_tige_basale</text:p>
          </table:table-cell>
          <table:table-cell office:value-type="string">
            <text:p>TO_0001005</text:p>
          </table:table-cell>
          <table:table-cell office:value-type="string">
            <text:p>basal_tiller_length</text:p>
          </table:table-cell>
          <table:table-cell table:number-columns-repeated="1021"/>
        </table:table-row>
        <table:table-row table:style-name="ro1">
          <table:table-cell office:value-type="string">
            <text:p>Longueur_de_la_racine_latérale</text:p>
          </table:table-cell>
          <table:table-cell office:value-type="string">
            <text:p>TO_0001012</text:p>
          </table:table-cell>
          <table:table-cell office:value-type="string">
            <text:p>lateral_root_length</text:p>
          </table:table-cell>
          <table:table-cell table:number-columns-repeated="1021"/>
        </table:table-row>
        <table:table-row table:style-name="ro2">
          <table:table-cell office:value-type="string">
            <text:p>;NCBI http://www.ontobee.org/ontology/OLOBO?iri=http%3A%2F%2Fpurl.obolibrary.org%2Fobo%2F</text:p>
          </table:table-cell>
          <table:table-cell table:number-columns-repeated="1023"/>
        </table:table-row>
        <table:table-row table:style-name="ro1">
          <table:table-cell office:value-type="string">
            <text:p>Arabidopsis_thaliana</text:p>
          </table:table-cell>
          <table:table-cell office:value-type="string">
            <text:p>NCBITaxon_3702</text:p>
          </table:table-cell>
          <table:table-cell office:value-type="string">
            <text:p>Arabidopsis_thaliana_</text:p>
          </table:table-cell>
          <table:table-cell table:number-columns-repeated="1021"/>
        </table:table-row>
        <table:table-row table:style-name="ro1">
          <table:table-cell office:value-type="string">
            <text:p>;OGG <text:a xlink:href="http://www.ontobee.org/ontology/OGG-At?iri=http://purl.obolibrary.org/obo/">http://www.ontobee.org/ontology/OGG-At?iri=http://purl.obolibrary.org/obo/</text:a></text:p>
          </table:table-cell>
          <table:table-cell table:number-columns-repeated="1023"/>
        </table:table-row>
        <table:table-row table:style-name="ro1">
          <table:table-cell office:value-type="string">
            <text:p>SEX1_At</text:p>
          </table:table-cell>
          <table:table-cell table:style-name="ce1" office:value-type="string">
            <text:p><text:a xlink:href="http://purl.obolibrary.org/obo/OGG_3000837619">OGG_3000837619</text:a> </text:p>
          </table:table-cell>
          <table:table-cell table:style-name="ce1" office:value-type="string">
            <text:p>SEX1 </text:p>
          </table:table-cell>
          <table:table-cell table:number-columns-repeated="1021"/>
        </table:table-row>
        <table:table-row table:style-name="ro1">
          <table:table-cell office:value-type="string">
            <text:p>PGM_At</text:p>
          </table:table-cell>
          <table:table-cell table:style-name="ce1" office:value-type="string">
            <text:p><text:a xlink:href="http://purl.obolibrary.org/obo/OGG_3000844140">OGG_3000844140</text:a> </text:p>
          </table:table-cell>
          <table:table-cell table:style-name="ce1" office:value-type="string">
            <text:p>PGM </text:p>
          </table:table-cell>
          <table:table-cell table:number-columns-repeated="1021"/>
        </table:table-row>
        <table:table-row table:style-name="ro1">
          <table:table-cell office:value-type="string">
            <text:p>NRT2.5_At</text:p>
          </table:table-cell>
          <table:table-cell table:style-name="ce1" office:value-type="string">
            <text:p><text:a xlink:href="http://purl.obolibrary.org/obo/OGG_3000837852">OGG_3000837852</text:a> </text:p>
          </table:table-cell>
          <table:table-cell office:value-type="string">
            <text:p>NRT2.5</text:p>
          </table:table-cell>
          <table:table-cell table:number-columns-repeated="1021"/>
        </table:table-row>
        <table:table-row table:style-name="ro1">
          <table:table-cell office:value-type="string">
            <text:p>NRT2.6_At</text:p>
          </table:table-cell>
          <table:table-cell table:style-name="ce1" office:value-type="string">
            <text:p><text:a xlink:href="http://purl.obolibrary.org/obo/OGG_3000823641">OGG_3000823641</text:a> </text:p>
          </table:table-cell>
          <table:table-cell office:value-type="string">
            <text:p>j:;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9/04/2019</text:date>, <text:time>21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5:05:25.392581151</meta:creation-date>
    <dc:date>2019-04-09T21:12:01.81</dc:date>
    <meta:editing-duration>P1DT2H13M45S</meta:editing-duration>
    <meta:editing-cycles>51</meta:editing-cycles>
    <meta:generator>OpenOffice/4.1.5$Win32 OpenOffice.org_project/415m1$Build-9789</meta:generator>
    <meta:document-statistic meta:table-count="2" meta:cell-count="1330" meta:object-count="0"/>
  </office:meta>
</office:document-meta>
</file>